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7e26" officeooo:paragraph-rsid="00167e26"/>
    </style:style>
    <text:list-style style:name="L1">
      <text:list-level-style-number text:level="1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96000899068493300" text:style-name="L1"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5:50:05.016917140</meta:creation-date>
    <dc:date>2015-01-28T15:55:52.457563875</dc:date>
    <meta:editing-duration>PT5M51S</meta:editing-duration>
    <meta:editing-cycles>1</meta:editing-cycles>
    <meta:document-statistic meta:table-count="0" meta:image-count="0" meta:object-count="0" meta:page-count="1" meta:paragraph-count="11" meta:word-count="34" meta:character-count="199" meta:non-whitespace-character-count="188"/>
    <meta:generator>LibreOfficeDev/4.4.0.3.0$Linux_X86_64 LibreOffice_project/590f7a02abd793b72f86da76ab37bcd6d953aeb0</meta:generator>
  </office:meta>
</office:document-meta>
</file>